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fo:font-weight="bold" officeooo:rsid="0002a760" officeooo:paragraph-rsid="0002a760" style:font-weight-asian="bold" style:font-weight-complex="bold"/>
    </style:style>
    <style:style style:name="P2" style:family="paragraph" style:parent-style-name="Standard">
      <style:text-properties fo:font-size="16pt" fo:font-weight="bold" officeooo:rsid="0002a760" officeooo:paragraph-rsid="0002a760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normal" officeooo:rsid="00030901" officeooo:paragraph-rsid="0003090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weight="bold" officeooo:rsid="0002a760" officeooo:paragraph-rsid="0002a760" style:font-weight-asian="bold" style:font-weight-complex="bold"/>
    </style:style>
    <style:style style:name="P6" style:family="paragraph" style:parent-style-name="Text_20_body">
      <style:text-properties style:font-name="Liberation Serif" fo:font-weight="bold" officeooo:rsid="0002a760" officeooo:paragraph-rsid="0002a760" style:font-weight-asian="bold" style:font-weight-complex="bold" loext:padding="0cm" loext:border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loext:padding="0cm" loext:border="none"/>
    </style:style>
    <style:style style:name="T3" style:family="text">
      <style:text-properties fo:language="en" fo:country="GB" fo:font-weight="normal" style:font-weight-asian="normal" style:font-weight-complex="normal"/>
    </style:style>
    <style:style style:name="T4" style:family="text">
      <style:text-properties loext:padding="0cm" loext:border="none"/>
    </style:style>
    <style:style style:name="T5" style:family="text">
      <style:text-properties style:font-name="Liberation Serif" fo:language="en" fo:country="GB" loext:padding="0cm" loext:border="none"/>
    </style:style>
    <style:style style:name="T6" style:family="text">
      <style:text-properties style:font-name="Liberation Seri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ols</text:p>
      <text:p text:style-name="P1"/>
      <text:p text:style-name="P1">Meetings</text:p>
      <text:p text:style-name="P1"/>
      <text:p text:style-name="P3">7/5/2022 <text:a xlink:type="simple" xlink:href="https://rmiteduau.sharepoint.com/:w:/r/sites/TUESIntrotoITGroup10/Shared%20Documents/Team%20Profiles/Meeting/07_05%20Agenda.docx?d=w105ae1ae20744a1997891d560b2f743b&amp;csf=1&amp;web=1&amp;e=Gn23T2" text:style-name="Internet_20_link" text:visited-style-name="Visited_20_Internet_20_Link">Agenda</text:a> Recording <text:a xlink:type="simple" xlink:href="https://rmiteduau.sharepoint.com/:w:/r/sites/TUESIntrotoITGroup10/Shared%20Documents/Team%20Profiles/Meeting/07_05%20Meeting%20minutes.docx?d=wb0afbaf6f9504df0835bd023b6a28875&amp;csf=1&amp;web=1&amp;e=1YlA8V" text:style-name="Internet_20_link" text:visited-style-name="Visited_20_Internet_20_Link">Actions</text:a></text:p>
      <text:p text:style-name="P1"/>
      <text:p text:style-name="P6"><text:span text:style-name="T1">Team Website: </text:span><text:a xlink:type="simple" xlink:href="https://s3954173.github.io/BlockMarketA3/" text:style-name="Internet_20_link" text:visited-style-name="Visited_20_Internet_20_Link">https://s3954173.github.io/BlockMarketA3/</text:a><text:span text:style-name="T3"> </text:span></text:p>
      <text:p text:style-name="P4"><text:span text:style-name="T5">Team Repository: </text:span><text:a xlink:type="simple" xlink:href="https://github.com/s3954173/BlockMarketA3" text:style-name="Internet_20_link" text:visited-style-name="Visited_20_Internet_20_Link">https://github.com/s3954173/BlockMarketA3</text:a></text:p>
      <text:p text:style-name="P4"><text:span text:style-name="T5"/></text:p>
      <text:p text:style-name="P4"><text:span text:style-name="T5"/></text:p>
      <text:p text:style-name="P5"><text:span text:style-name="T5">Comments on group’s activit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03:47.406244265</meta:creation-date>
    <dc:date>2022-05-07T14:22:18.624755616</dc:date>
    <meta:editing-duration>PT18M30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6" meta:word-count="16" meta:character-count="188" meta:non-whitespace-character-count="177"/>
  </office:meta>
</office:document-meta>
</file>